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3.627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1.02cm" fo:min-width="3.62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fill-color="#ffffff" draw:textarea-vertical-align="middle" loext:decorative="false"/>
    </style:style>
    <style:style style:name="gr5" style:family="graphic" style:parent-style-name="objectwithoutfill">
      <style:graphic-properties svg:stroke-color="#000000" draw:fill="none" draw:fill-color="#ffffff" draw:textarea-vertical-align="middle" loext:decorative="fals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6.167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1.655cm" fo:min-width="6.167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1.973cm" fo:min-width="6.167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5.215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1.02cm" fo:min-width="5.21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4.897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73cm" fo:min-width="4.897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3.56cm" fo:min-width="4.897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5.532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1.655cm" fo:min-width="5.532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5.532cm" loext:decorative="fals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6.485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242cm" fo:min-width="6.485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0.703cm" fo:min-width="6.48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1.973cm" fo:min-width="5.53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left" draw:textarea-vertical-align="middle" draw:auto-grow-height="false" fo:min-height="0.385cm" fo:min-width="5.53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2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28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49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21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196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2cm" fo:min-width="0.453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="solid" draw:fill-color="#ffffff" draw:textarea-vertical-align="middle" loext:decorative="false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13cm" fo:min-width="1.406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067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31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175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649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0.34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 style:writing-mode="lr-tb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5.40000009536743pt" style:font-size-asian="5.40000009536743pt" style:font-size-complex="5.40000009536743pt"/>
    </style:style>
    <style:style style:name="T9" style:family="text">
      <style:text-properties fo:font-size="4.90000009536743pt" style:font-size-asian="4.90000009536743pt" style:font-size-complex="4.90000009536743pt"/>
    </style:style>
    <style:style style:name="T10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0.635cm" svg:x="9.255cm" svg:y="0.682cm">
          <text:p text:style-name="P1"><text:span text:style-name="T1">Korisni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127cm" svg:height="1.905cm" svg:x="9.255cm" svg:y="1.317cm">
          <text:p text:style-name="P3"><text:span text:style-name="T2">-ime:String</text:span></text:p>
          <text:p text:style-name="P3"><text:span text:style-name="T2">-prezime:String</text:span></text:p>
          <text:p text:style-name="P3"><text:span text:style-name="T2">-email:String</text:span></text:p>
          <text:p text:style-name="P3"><text:span text:style-name="T2">-lozinka:String</text:span></text:p>
          <text:p text:style-name="P3"><text:span text:style-name="T2">-maticenbroj:St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27cm" svg:height="1.27cm" svg:x="9.255cm" svg:y="3.222cm">
          <text:p text:style-name="P3"><text:span text:style-name="T3">+login(email:String,lozinka:String):Boolean</text:span></text:p>
          <text:p text:style-name="P3"><text:span text:style-name="T3">+logout():void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448cm" svg:y1="6.397cm" svg:x2="11.442cm" svg:y2="4.463cm">
          <text:p/>
        </draw:line>
        <draw:line draw:style-name="gr5" draw:text-style-name="P5" draw:layer="layout" svg:x1="11.477cm" svg:y1="6.397cm" svg:x2="2.587cm" svg:y2="6.397cm">
          <text:p/>
        </draw:line>
        <draw:line draw:style-name="gr5" draw:text-style-name="P5" draw:layer="layout" svg:x1="2.587cm" svg:y1="6.397cm" svg:x2="2.587cm" svg:y2="7.35cm">
          <text:p/>
        </draw:line>
        <draw:line draw:style-name="gr5" draw:text-style-name="P5" draw:layer="layout" svg:x1="11.477cm" svg:y1="6.397cm" svg:x2="11.477cm" svg:y2="7.35cm">
          <text:p/>
        </draw:line>
        <draw:line draw:style-name="gr5" draw:text-style-name="P5" draw:layer="layout" svg:x1="11.477cm" svg:y1="6.397cm" svg:x2="19.415cm" svg:y2="6.397cm">
          <text:p/>
        </draw:line>
        <draw:line draw:style-name="gr5" draw:text-style-name="P5" draw:layer="layout" svg:x1="19.415cm" svg:y1="6.397cm" svg:x2="19.415cm" svg:y2="7.032cm">
          <text:p/>
        </draw:line>
        <draw:custom-shape draw:style-name="gr6" draw:text-style-name="P2" draw:layer="layout" svg:width="6.667cm" svg:height="0.635cm" svg:x="0.365cm" svg:y="7.35cm">
          <text:p text:style-name="P1"><text:span text:style-name="T2">Stude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667cm" svg:height="1.905cm" svg:x="0.365cm" svg:y="7.985cm">
          <text:p text:style-name="P3"><text:span text:style-name="T2">-brindeks:String</text:span></text:p>
          <text:p text:style-name="P3"><text:span text:style-name="T2">-polozeenipredmeti:List&lt;Predmet&gt;</text:span></text:p>
          <text:p text:style-name="P3"><text:span text:style-name="T2">-krediti:in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667cm" svg:height="2.223cm" svg:x="0.365cm" svg:y="9.889cm">
          <text:p text:style-name="P3"><text:span text:style-name="T2">+proverikrediti():boolean</text:span></text:p>
          <text:p text:style-name="P3"><text:span text:style-name="T2">+izberiprofesor(profesor:Profesor):void</text:span></text:p>
          <text:p text:style-name="P3"><text:span text:style-name="T2">+izberitema(tema:TemaDiplomska):void</text:span></text:p>
          <text:p text:style-name="P3"><text:span text:style-name="T2">+prijavidiplomska():void</text:span></text:p>
          <text:p text:style-name="P3"><text:span text:style-name="T2">+predajtrud():voi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715cm" svg:height="0.635cm" svg:x="8.302cm" svg:y="7.35cm">
          <text:p text:style-name="P1"><text:span text:style-name="T4">Sluzbenik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715cm" svg:height="1.27cm" svg:x="8.302cm" svg:y="7.985cm">
          <text:p text:style-name="P3"><text:span text:style-name="T4"/></text:p>
          <text:p text:style-name="P3"><text:span text:style-name="T4">-telefon:String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5.715cm" svg:height="1.905cm" svg:x="8.302cm" svg:y="9.255cm">
          <text:p text:style-name="P3"><text:span text:style-name="T4">-proverivalidnost(student:Student):Boolean</text:span></text:p>
          <text:p text:style-name="P3"><text:span text:style-name="T4">-pratiizvestuvanje(student:Student,status:String):void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5.397cm" svg:height="0.635cm" svg:x="15.605cm" svg:y="7.032cm">
          <text:p text:style-name="P1"><text:span text:style-name="T6">Profeso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5.397cm" svg:height="2.223cm" svg:x="15.605cm" svg:y="7.667cm">
          <text:p text:style-name="P1"><text:span text:style-name="T6">-telefon:String</text:span></text:p>
          <text:p text:style-name="P1"><text:span text:style-name="T6">-predmeti:List&lt;Predmet&gt;</text:span></text:p>
          <text:p text:style-name="P1"><text:span text:style-name="T6">-temiDimplomska:List&lt;TemaDiplomska&gt;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397cm" svg:height="3.81cm" svg:x="15.605cm" svg:y="9.8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5"/></text:p>
          <text:p text:style-name="P1"><text:span text:style-name="T4">+izberiuloga(uloga:String)</text:span></text:p>
          <text:p text:style-name="P3"><text:span text:style-name="T4">+dodaditema(naslov:String,brojstranici:int):void</text:span></text:p>
          <text:p text:style-name="P1"><text:span text:style-name="T4">+izmenitema(tema:TemaDiplomska):void</text:span></text:p>
          <text:p text:style-name="P1"><text:span text:style-name="T4">+postavidatumodbrana(tema:TemaDiplomska,datum:Date):void</text:span></text:p>
          <text:p text:style-name="P1"><text:span text:style-name="T4">ocenidiplomska(tema:TemaDiplomska,ocena:int):vo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032cm" svg:height="0.635cm" svg:x="1cm" svg:y="13.382cm">
          <text:p text:style-name="P1"><text:span text:style-name="T5">Predme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6.032cm" svg:height="1.905cm" svg:x="1cm" svg:y="14.017cm">
          <text:p text:style-name="P3"><text:span text:style-name="T6">-ime:String</text:span></text:p>
          <text:p text:style-name="P3"><text:span text:style-name="T6">-opis:String</text:span></text:p>
          <text:p text:style-name="P3"><text:span text:style-name="T6">-krediti:int</text:span></text:p>
          <text:p text:style-name="P3"><text:span text:style-name="T6">-fond:int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6.032cm" svg:height="0.635cm" svg:x="1cm" svg:y="15.9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985cm" svg:height="0.635cm" svg:x="12.43cm" svg:y="14.335cm">
          <text:p text:style-name="P1"><text:span text:style-name="T4">TemaDiplomska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985cm" svg:height="3.492cm" svg:x="12.43cm" svg:y="14.97cm">
          <text:p text:style-name="P1"><text:span text:style-name="T6"/></text:p>
          <text:p text:style-name="P3"><text:span text:style-name="T6">-sifra:String</text:span></text:p>
          <text:p text:style-name="P3"><text:span text:style-name="T6">-naslov:String</text:span></text:p>
          <text:p text:style-name="P3"><text:span text:style-name="T6">-brojstranici:int</text:span></text:p>
          <text:p text:style-name="P3"><text:span text:style-name="T6">-mentor:Profesor</text:span></text:p>
          <text:p text:style-name="P3"><text:span text:style-name="T6">-komisija:Profesor</text:span></text:p>
          <text:p text:style-name="P3"><text:span text:style-name="T6">-student:Student</text:span></text:p>
          <text:p text:style-name="P3"><text:span text:style-name="T6">-datum:Date</text:span></text:p>
          <text:p text:style-name="P3"><text:span text:style-name="T6"/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6.985cm" svg:height="0.953cm" svg:x="12.43cm" svg:y="18.462cm">
          <text:p text:style-name="P3"><text:span text:style-name="T4">+dodadikomisija(profesor:Profesor):void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032cm" svg:height="0.635cm" svg:x="1cm" svg:y="17.827cm">
          <text:p text:style-name="P1"><text:span text:style-name="T5">Izvestuvanj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" draw:id="id3" draw:layer="layout" svg:width="6.032cm" svg:height="2.223cm" svg:x="1cm" svg:y="18.462cm">
          <text:p text:style-name="P3"><text:span text:style-name="T5">-id:int</text:span></text:p>
          <text:p text:style-name="P3"><text:span text:style-name="T5">-datum:Date</text:span></text:p>
          <text:p text:style-name="P3"><text:span text:style-name="T5">-pratenoDo:Korisnik</text:span></text:p>
          <text:p text:style-name="P3"><text:span text:style-name="T5">-sodrzina:Str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6.032cm" svg:height="0.635cm" svg:x="1cm" svg:y="20.685cm">
          <text:p text:style-name="P3"><text:span text:style-name="T6">-pratiizvestuvanje():void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255cm" svg:y1="2.269cm" svg:x2="0.263cm" svg:y2="2.227cm" draw:start-shape="id1" draw:end-shape="id2" draw:end-glue-point="2" svg:d="M9255 2269l-8992-42" svg:viewBox="0 0 8993 43">
          <text:p/>
        </draw:connector>
        <draw:connector draw:style-name="gr5" draw:text-style-name="P5" xml:id="id2" draw:id="id2" draw:layer="layout" draw:type="line" svg:x1="0.263cm" svg:y1="2.227cm" svg:x2="0.141cm" svg:y2="19.473cm" svg:d="M263 2227l-122 17246" svg:viewBox="0 0 123 17247">
          <text:p/>
        </draw:connector>
        <draw:connector draw:style-name="gr5" draw:text-style-name="P5" draw:layer="layout" draw:type="line" svg:x1="0.141cm" svg:y1="19.473cm" svg:x2="1cm" svg:y2="19.573cm" draw:start-shape="id2" draw:start-glue-point="3" draw:end-shape="id3" draw:end-glue-point="3" svg:d="M141 19473l859 100" svg:viewBox="0 0 860 101">
          <text:p/>
        </draw:connector>
        <draw:frame draw:style-name="gr23" draw:text-style-name="P7" draw:layer="layout" svg:width="0.953cm" svg:height="0.526cm" svg:x="0.18cm" svg:y="19.097cm">
          <draw:text-box>
            <text:p><text:span text:style-name="T3">1..*</text:span></text:p>
          </draw:text-box>
        </draw:frame>
        <draw:frame draw:style-name="gr24" draw:text-style-name="P7" draw:layer="layout" svg:width="0.317cm" svg:height="0.489cm" svg:x="8.765cm" svg:y="1.859cm">
          <draw:text-box>
            <text:p><text:span text:style-name="T7">1</text:span></text:p>
          </draw:text-box>
        </draw:frame>
        <draw:line draw:style-name="gr5" draw:text-style-name="P5" draw:layer="layout" svg:x1="7.032cm" svg:y1="9.255cm" svg:x2="8.62cm" svg:y2="9.255cm">
          <text:p/>
        </draw:line>
        <draw:frame draw:style-name="gr24" draw:text-style-name="P7" draw:layer="layout" svg:width="1.588cm" svg:height="0.489cm" svg:x="7.032cm" svg:y="8.766cm">
          <draw:text-box>
            <text:p><text:span text:style-name="T7">1..*</text:span></text:p>
          </draw:text-box>
        </draw:frame>
        <draw:frame draw:style-name="gr24" draw:text-style-name="P7" draw:layer="layout" svg:width="0.952cm" svg:height="0.489cm" svg:x="7.668cm" svg:y="8.766cm">
          <draw:text-box>
            <text:p><text:span text:style-name="T7">1</text:span></text:p>
          </draw:text-box>
        </draw:frame>
        <draw:line draw:style-name="gr5" draw:text-style-name="P5" draw:layer="layout" svg:x1="7.032cm" svg:y1="11.795cm" svg:x2="15.605cm" svg:y2="11.795cm">
          <text:p/>
        </draw:line>
        <draw:frame draw:style-name="gr23" draw:text-style-name="P7" draw:layer="layout" svg:width="0.953cm" svg:height="0.526cm" svg:x="7.032cm" svg:y="11.269cm">
          <draw:text-box>
            <text:p><text:span text:style-name="T3">1..*</text:span></text:p>
          </draw:text-box>
        </draw:frame>
        <draw:frame draw:style-name="gr25" draw:text-style-name="P7" draw:layer="layout" svg:width="0.953cm" svg:height="0.635cm" svg:x="15.034cm" svg:y="11.258cm">
          <draw:text-box>
            <text:p><text:span text:style-name="T3">1</text:span></text:p>
          </draw:text-box>
        </draw:frame>
        <draw:line draw:style-name="gr5" draw:text-style-name="P5" draw:layer="layout" svg:x1="3.857cm" svg:y1="12.112cm" svg:x2="3.857cm" svg:y2="13.382cm">
          <text:p/>
        </draw:line>
        <draw:frame draw:style-name="gr25" draw:text-style-name="P7" draw:layer="layout" svg:width="0.952cm" svg:height="0.635cm" svg:x="3.858cm" svg:y="12.112cm">
          <draw:text-box>
            <text:p><text:span text:style-name="T3">1..*</text:span></text:p>
          </draw:text-box>
        </draw:frame>
        <draw:frame draw:style-name="gr26" draw:text-style-name="P7" draw:layer="layout" svg:width="1.27cm" svg:height="0.53cm" svg:x="3.886cm" svg:y="12.93cm">
          <draw:text-box>
            <text:p><text:span text:style-name="T7">1..*</text:span></text:p>
          </draw:text-box>
        </draw:frame>
        <draw:line draw:style-name="gr5" draw:text-style-name="P5" draw:layer="layout" svg:x1="5.762cm" svg:y1="12.112cm" svg:x2="5.762cm" svg:y2="12.747cm">
          <text:p/>
        </draw:line>
        <draw:line draw:style-name="gr5" draw:text-style-name="P5" draw:layer="layout" svg:x1="5.762cm" svg:y1="12.747cm" svg:x2="13.065cm" svg:y2="12.747cm">
          <text:p/>
        </draw:line>
        <draw:line draw:style-name="gr5" draw:text-style-name="P5" draw:layer="layout" svg:x1="13.065cm" svg:y1="14.335cm" svg:x2="13.065cm" svg:y2="12.747cm">
          <text:p/>
        </draw:line>
        <draw:frame draw:style-name="gr25" draw:text-style-name="P7" draw:layer="layout" svg:width="0.635cm" svg:height="0.635cm" svg:x="5.762cm" svg:y="12.112cm">
          <draw:text-box>
            <text:p><text:span text:style-name="T7">1</text:span></text:p>
          </draw:text-box>
        </draw:frame>
        <draw:frame draw:style-name="gr25" draw:text-style-name="P7" draw:layer="layout" svg:width="0.635cm" svg:height="0.635cm" svg:x="13.065cm" svg:y="13.7cm">
          <draw:text-box>
            <text:p><text:span text:style-name="T7">1</text:span></text:p>
          </draw:text-box>
        </draw:frame>
        <draw:line draw:style-name="gr5" draw:text-style-name="P5" draw:layer="layout" svg:x1="7.032cm" svg:y1="14.652cm" svg:x2="15.605cm" svg:y2="10.525cm">
          <text:p/>
        </draw:line>
        <draw:frame draw:style-name="gr23" draw:text-style-name="P7" draw:layer="layout" svg:width="0.953cm" svg:height="0.526cm" svg:x="7.032cm" svg:y="13.809cm">
          <draw:text-box>
            <text:p><text:span text:style-name="T3">1..*</text:span></text:p>
          </draw:text-box>
        </draw:frame>
        <draw:frame draw:style-name="gr27" draw:text-style-name="P7" draw:layer="layout" svg:width="0.952cm" svg:height="0.952cm" svg:x="14.97cm" svg:y="10.207cm">
          <draw:text-box>
            <text:p><text:span text:style-name="T3">1..*</text:span></text:p>
          </draw:text-box>
        </draw:frame>
        <draw:line draw:style-name="gr5" draw:text-style-name="P5" draw:layer="layout" svg:x1="16.24cm" svg:y1="13.7cm" svg:x2="16.24cm" svg:y2="14.335cm">
          <text:p/>
        </draw:line>
        <draw:line draw:style-name="gr5" draw:text-style-name="P5" draw:layer="layout" svg:x1="19.097cm" svg:y1="13.7cm" svg:x2="19.097cm" svg:y2="14.335cm">
          <text:p/>
        </draw:line>
        <draw:frame draw:style-name="gr28" draw:text-style-name="P7" draw:layer="layout" svg:width="0.635cm" svg:height="0.742cm" svg:x="16.24cm" svg:y="13.593cm">
          <draw:text-box>
            <text:p><text:span text:style-name="T8">1</text:span></text:p>
            <text:p><text:span text:style-name="T3"/></text:p>
          </draw:text-box>
        </draw:frame>
        <draw:frame draw:style-name="gr24" draw:text-style-name="P7" draw:layer="layout" svg:width="0.952cm" svg:height="0.489cm" svg:x="16.24cm" svg:y="13.949cm">
          <draw:text-box>
            <text:p><text:span text:style-name="T7">1..*</text:span></text:p>
          </draw:text-box>
        </draw:frame>
        <draw:frame draw:style-name="gr29" draw:text-style-name="P7" draw:layer="layout" svg:width="0.953cm" svg:height="0.467cm" svg:x="19.097cm" svg:y="13.55cm">
          <draw:text-box>
            <text:p><text:span text:style-name="T8">1..*</text:span></text:p>
          </draw:text-box>
        </draw:frame>
        <draw:frame draw:style-name="gr30" draw:text-style-name="P7" draw:layer="layout" svg:width="0.952cm" svg:height="0.446cm" svg:x="19.097cm" svg:y="14.017cm">
          <draw:text-box>
            <text:p><text:span text:style-name="T9">1..*</text:span></text:p>
          </draw:text-box>
        </draw:frame>
        <draw:custom-shape draw:style-name="gr31" draw:text-style-name="P2" draw:layer="layout" svg:width="0.952cm" svg:height="1.27cm" svg:x="7.168cm" svg:y="9.928cm">
          <text:p text:style-name="P1"><text:span text:style-name="T9">True ako krediti&gt;=207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line draw:style-name="gr5" draw:text-style-name="P5" draw:layer="layout" svg:x1="7.35cm" svg:y1="10.207cm" svg:x2="3.857cm" svg:y2="10.207cm">
          <text:p/>
        </draw:line>
        <draw:line draw:style-name="gr5" draw:text-style-name="P5" draw:layer="layout" svg:x1="5.445cm" svg:y1="10.525cm" svg:x2="6.715cm" svg:y2="10.525cm">
          <text:p/>
        </draw:line>
        <draw:line draw:style-name="gr5" draw:text-style-name="P5" draw:layer="layout" svg:x1="6.715cm" svg:y1="10.525cm" svg:x2="6.715cm" svg:y2="13.065cm">
          <text:p/>
        </draw:line>
        <draw:line draw:style-name="gr32" draw:text-style-name="P6" draw:layer="layout" svg:x1="6.715cm" svg:y1="13.065cm" svg:x2="8.214cm" svg:y2="13.065cm">
          <text:p/>
        </draw:line>
        <draw:line draw:style-name="gr5" draw:text-style-name="P5" draw:layer="layout" svg:x1="8.302cm" svg:y1="13.065cm" svg:x2="8.302cm" svg:y2="15.287cm">
          <text:p/>
        </draw:line>
        <draw:custom-shape draw:style-name="gr33" draw:text-style-name="P2" draw:layer="layout" svg:width="1.905cm" svg:height="2.223cm" svg:x="7.667cm" svg:y="15.287cm">
          <text:p text:style-name="P1"><text:span text:style-name="T7">Ako studentot ima ispolneto uslov</text:span><text:span text:style-name="T9">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frame draw:style-name="gr34" draw:text-style-name="P7" draw:layer="layout" svg:width="2.223cm" svg:height="1.187cm" svg:x="2.587cm" svg:y="1.635cm">
          <draw:text-box>
            <text:p/>
          </draw:text-box>
        </draw:frame>
        <draw:frame draw:style-name="gr35" draw:text-style-name="P7" draw:layer="layout" svg:width="3.277cm" svg:height="0.569cm" svg:x="2.587cm" svg:y="1.77cm">
          <draw:text-box>
            <text:p><text:span text:style-name="T2">Se praka izvestuvanje</text:span></text:p>
          </draw:text-box>
        </draw:frame>
        <draw:frame draw:style-name="gr36" draw:text-style-name="P7" draw:layer="layout" svg:width="2.223cm" svg:height="0.569cm" svg:x="12.112cm" svg:y="5.762cm">
          <draw:text-box>
            <text:p><text:span text:style-name="T2">nasleduvanje</text:span></text:p>
          </draw:text-box>
        </draw:frame>
        <draw:frame draw:style-name="gr37" draw:text-style-name="P7" draw:layer="layout" svg:width="1.27cm" svg:height="0.425cm" svg:x="7.032cm" svg:y="8.512cm">
          <draw:text-box>
            <text:p><text:span text:style-name="T10">proveruva</text:span></text:p>
          </draw:text-box>
        </draw:frame>
        <draw:frame draw:style-name="gr23" draw:text-style-name="P7" draw:layer="layout" svg:width="1.587cm" svg:height="0.526cm" svg:x="9.89cm" svg:y="11.306cm">
          <draw:text-box>
            <text:p><text:span text:style-name="T3">mentor</text:span></text:p>
          </draw:text-box>
        </draw:frame>
        <draw:frame draw:style-name="gr30" draw:text-style-name="P7" draw:layer="layout" svg:width="1.27cm" svg:height="0.446cm" svg:x="2.587cm" svg:y="12.43cm">
          <draw:text-box>
            <text:p><text:span text:style-name="T9">polozeno</text:span></text:p>
          </draw:text-box>
        </draw:frame>
        <draw:frame draw:style-name="gr38" draw:text-style-name="P7" draw:layer="layout" svg:width="2.54cm" svg:height="0.899cm" svg:x="7.985cm" svg:y="12.43cm">
          <draw:text-box>
            <text:p><text:span text:style-name="T8">Izbira diplomska rabota</text:span></text:p>
          </draw:text-box>
        </draw:frame>
        <draw:frame draw:style-name="gr39" draw:text-style-name="P7" draw:layer="layout" svg:width="1.906cm" svg:height="0.599cm" svg:x="11.006cm" svg:y="11.972cm">
          <draw:text-box>
            <text:p><text:span text:style-name="T10">predava</text:span></text:p>
          </draw:text-box>
        </draw:frame>
        <draw:frame draw:style-name="gr40" draw:text-style-name="P7" draw:layer="layout" svg:width="1.27cm" svg:height="0.683cm" svg:x="16.557cm" svg:y="13.7cm">
          <draw:text-box>
            <text:p><text:span text:style-name="T8">proverka</text:span></text:p>
          </draw:text-box>
        </draw:frame>
        <draw:frame draw:style-name="gr29" draw:text-style-name="P7" draw:layer="layout" svg:width="1.27cm" svg:height="0.467cm" svg:x="19.415cm" svg:y="13.7cm">
          <draw:text-box>
            <text:p><text:span text:style-name="T8">komisij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22T01:31:22.391722900</meta:creation-date>
    <dc:date>2025-03-26T11:43:02.767078100</dc:date>
    <meta:editing-duration>PT13M57S</meta:editing-duration>
    <meta:editing-cycles>4</meta:editing-cycles>
    <meta:generator>LibreOffice/25.2.1.2$Windows_X86_64 LibreOffice_project/d3abf4aee5fd705e4a92bba33a32f40bc4e56f49</meta:generator>
    <meta:document-statistic meta:object-count="72"/>
  </office:meta>
</office:document-meta>
</file>